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Steuerungsmodu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3" draw:layer="layout" svg:width="25.199cm" svg:height="17.886cm" svg:x="1.201cm" svg:y="4.714cm" presentation:class="outline" presentation:user-transformed="true">
          <draw:text-box>
            <text:list text:style-name="L2">
              <text:list-item>
                <text:p>Quadrokopter Einzelsteuerung</text:p>
                <text:list>
                  <text:list-item>
                    <text:p>Starten und Landen</text:p>
                  </text:list-item>
                  <text:list-item>
                    <text:p>Stabilisierung</text:p>
                  </text:list-item>
                  <text:list-item>
                    <text:p>Bewegung</text:p>
                  </text:list-item>
                </text:list>
              </text:list-item>
              <text:list-item>
                <text:p>Formationssteuerung</text:p>
                <text:list>
                  <text:list-item>
                    <text:p>Aufbau einer Formation</text:p>
                  </text:list-item>
                  <text:list-item>
                    <text:p>Rotation der Formation um einen Punkt</text:p>
                  </text:list-item>
                  <text:list-item>
                    <text:p>Bewegung der For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Herausforderungen</text:p>
          </draw:text-box>
        </draw:frame>
        <draw:frame presentation:style-name="pr3" draw:layer="layout" svg:width="25.8cm" svg:height="15.579cm" svg:x="1.239cm" svg:y="4.2cm" presentation:class="outline" presentation:user-transformed="true">
          <draw:text-box>
            <text:list text:style-name="L2">
              <text:list-item>
                <text:p>Problem: Batterieabhängigkeit der Motorleistung </text:p>
                <text:list>
                  <text:list-item>
                    <text:p>Lösung: Alle Thrust Werte werden batterieabhängig berechnet.</text:p>
                  </text:list-item>
                </text:list>
              </text:list-item>
              <text:list-item>
                <text:p>Problem: Stabilisierung in z-Richtung</text:p>
                <text:list>
                  <text:list-item>
                    <text:p>Lösung: PID-Regler für Thrust-Werte</text:p>
                  </text:list-item>
                </text:list>
              </text:list-item>
              <text:list-item>
                <text:p>Problem: Stabilisierung in x- und y-Richtung</text:p>
                <text:list>
                  <text:list-item>
                    <text:p>Lösung: P Regler für Pitch- und Roll-Werte</text:p>
                  </text:list-item>
                </text:list>
              </text:list-item>
              <text:list-item>
                <text:p>Problem: Orientierung der Quadrokopter</text:p>
                <text:list>
                  <text:list-item>
                    <text:p>Lösung: Verwendung von Yawrate-Werten in einem weiteren P-Reg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Herausforderungen</text:p>
          </draw:text-box>
        </draw:frame>
        <draw:frame presentation:style-name="pr3" draw:layer="layout" svg:width="25.8cm" svg:height="15.579cm" svg:x="1.239cm" svg:y="5.021cm" presentation:class="outline" presentation:user-transformed="true">
          <draw:text-box>
            <text:list text:style-name="L2">
              <text:list-item>
                <text:p>Problem: Geeignete Koeffizienten zur Regelung</text:p>
                <text:list>
                  <text:list-item>
                    <text:p>Lösung: Findung durch Tests</text:p>
                  </text:list-item>
                </text:list>
              </text:list-item>
              <text:list-item>
                <text:p>Problem: Höhere Latenz der Bilddaten bei schnelleren Bewegungen</text:p>
                <text:list>
                  <text:list-item>
                    <text:p>Lösung: Notfallroutine um zurück in den Trackingbereich zu gelangen <text:s/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Endergebni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ienste sind alle implementiert</text:p>
              </text:list-item>
              <text:list-item>
                <text:p>Steuerung der Quadrokopter (Thrust, Roll, Pitch und Yaw)</text:p>
              </text:list-item>
              <text:list-item>
                <text:p>Annäherung an gesetztes Ziel und Gegenlenken bei Abweichung</text:p>
              </text:list-item>
              <text:list-item>
                <text:p>Quadrokopter können sich in größtenteils stabilisieren</text:p>
              </text:list-item>
              <text:list-item>
                <text:p>Landeprozess bei Verlassen des Trackingbereichs oder Shutdown Befeh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 </meta:initial-creator>
    <meta:creation-date>2014-04-08T11:38:39</meta:creation-date>
    <dc:date>2014-04-10T12:53:05.97</dc:date>
    <meta:editing-duration>PT1H46M51S</meta:editing-duration>
    <meta:editing-cycles>23</meta:editing-cycles>
    <meta:generator>OpenOffice/4.0.1$Win32 OpenOffice.org_project/401m5$Build-9714</meta:generator>
    <meta:document-statistic meta:object-count="40"/>
  </office:meta>
</office:document-meta>
</file>